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string" calcext:value-type="string">
            <text:p>Frometa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string" calcext:value-type="string">
            <text:p>Rinkenberger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24">00/00/0000</text:date>, <text:time style:data-style-name="N2" text:time-value="11:44:44.42461772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24T11:44:51.756369479</dc:date>
    <meta:editing-duration>PT5H1M7S</meta:editing-duration>
    <meta:editing-cycles>43</meta:editing-cycles>
    <meta:document-statistic meta:table-count="1" meta:cell-count="399" meta:object-count="0"/>
  </office:meta>
</office:document-meta>
</file>